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47df"/>
    </style:style>
    <style:style style:name="T1" style:family="text">
      <style:text-properties officeooo:rsid="000047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1"><text:span text:style-name="T1">WIRELESS for Ubnutu 20.04 </text:span></text:p>
      <text:p text:style-name="P1">uite well. I have not tried it myself since I don't have the same issue.</text:p>
      <text:p text:style-name="Text_20_body">Change directory:</text:p>
      <text:p text:style-name="Text_20_body"><text:span text:style-name="Source_20_Text">cd /lib/firmware</text:span></text:p>
      <text:p text:style-name="Text_20_body">Make Directory rtw88</text:p>
      <text:p text:style-name="Text_20_body"><text:span text:style-name="Source_20_Text">sudo mkdir rtw88</text:span></text:p>
      <text:p text:style-name="Text_20_body">Copy rtl8822befw.bin to the directory you just created:</text:p>
      <text:p text:style-name="Text_20_body"><text:span text:style-name="Source_20_Text">sudo cp /lib/firmware/rtlwifi/rtl8822befw.bin /lib/firmware/rtw88/</text:span></text:p>
      <text:p text:style-name="Text_20_body">Rename that file to rtw8822b_fw.bin:</text:p>
      <text:p text:style-name="Text_20_body"><text:span text:style-name="Source_20_Text">sudo mv /lib/firmware/rtw88/rtl8822befw.bin /lib/firmware/rtw88/rtw8822b_fw.bin</text:span></text:p>
      <text:p text:style-name="Text_20_body">reboot your syste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11:17:04.802716781</meta:creation-date>
    <dc:date>2020-06-30T11:17:57.652696404</dc:date>
    <meta:editing-duration>PT55S</meta:editing-duration>
    <meta:editing-cycles>1</meta:editing-cycles>
    <meta:document-statistic meta:table-count="0" meta:image-count="0" meta:object-count="0" meta:page-count="1" meta:paragraph-count="11" meta:word-count="53" meta:character-count="421" meta:non-whitespace-character-count="378"/>
    <meta:generator>LibreOffice/6.4.2.2$Linux_X86_64 LibreOffice_project/40$Build-2</meta:generator>
  </office:meta>
</office:document-meta>
</file>